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5.3271in" fo:margin-left="0.0458in" table:align="left" fo:keep-with-next="always"/>
    </style:style>
    <style:style style:name="Table1.A" style:family="table-column">
      <style:table-column-properties style:column-width="1.6889in"/>
    </style:style>
    <style:style style:name="Table1.B" style:family="table-column">
      <style:table-column-properties style:column-width="1.7264in"/>
    </style:style>
    <style:style style:name="Table1.C" style:family="table-column">
      <style:table-column-properties style:column-width="1.9118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359bc"/>
    </style:style>
    <style:style style:name="P2" style:family="paragraph" style:parent-style-name="Standard">
      <style:text-properties officeooo:rsid="000359bc" officeooo:paragraph-rsid="000359b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359bc" officeooo:paragraph-rsid="000359bc" style:font-weight-asian="bold" style:font-weight-complex="bold"/>
    </style:style>
    <style:style style:name="P5" style:family="paragraph" style:parent-style-name="Standard">
      <style:text-properties fo:font-weight="bold" officeooo:rsid="000b865b" officeooo:paragraph-rsid="001aa640" style:font-weight-asian="bold" style:font-weight-complex="bold"/>
    </style:style>
    <style:style style:name="P6" style:family="paragraph" style:parent-style-name="Standard">
      <style:text-properties fo:font-weight="bold" officeooo:rsid="0011b6e7" officeooo:paragraph-rsid="001aa640" style:font-weight-asian="bold" style:font-weight-complex="bold"/>
    </style:style>
    <style:style style:name="P7" style:family="paragraph" style:parent-style-name="Standard">
      <style:text-properties fo:font-weight="bold" officeooo:rsid="0017cf19" officeooo:paragraph-rsid="001aa640" style:font-weight-asian="bold" style:font-weight-complex="bold"/>
    </style:style>
    <style:style style:name="P8" style:family="paragraph" style:parent-style-name="Standard">
      <style:text-properties fo:font-weight="bold" officeooo:rsid="0018697c" officeooo:paragraph-rsid="001aa640" style:font-weight-asian="bold" style:font-weight-complex="bold"/>
    </style:style>
    <style:style style:name="P9" style:family="paragraph" style:parent-style-name="Standard">
      <style:text-properties fo:font-weight="bold" officeooo:rsid="00191aba" officeooo:paragraph-rsid="001aa640" style:font-weight-asian="bold" style:font-weight-complex="bold"/>
    </style:style>
    <style:style style:name="P10" style:family="paragraph" style:parent-style-name="Standard">
      <style:text-properties fo:font-weight="bold" officeooo:paragraph-rsid="001aa640" style:font-weight-asian="bold" style:font-weight-complex="bold"/>
    </style:style>
    <style:style style:name="P11" style:family="paragraph" style:parent-style-name="Standard">
      <style:text-properties fo:font-weight="bold" officeooo:rsid="000d38b6" officeooo:paragraph-rsid="000d38b6" style:font-weight-asian="bold" style:font-weight-complex="bold"/>
    </style:style>
    <style:style style:name="P12" style:family="paragraph" style:parent-style-name="Standard">
      <style:text-properties fo:font-weight="bold" officeooo:rsid="002524b3" officeooo:paragraph-rsid="002524b3" style:font-weight-asian="bold" style:font-weight-complex="bold"/>
    </style:style>
    <style:style style:name="P13" style:family="paragraph" style:parent-style-name="Standard">
      <style:text-properties fo:font-weight="bold" officeooo:rsid="002959dc" officeooo:paragraph-rsid="002b2cd7" style:font-weight-asian="bold" style:font-weight-complex="bold"/>
    </style:style>
    <style:style style:name="P14" style:family="paragraph" style:parent-style-name="Standard">
      <style:text-properties fo:font-weight="bold" officeooo:rsid="002c0d6a" officeooo:paragraph-rsid="002c0d6a" style:font-weight-asian="bold" style:font-weight-complex="bold"/>
    </style:style>
    <style:style style:name="P15" style:family="paragraph" style:parent-style-name="Standard">
      <style:text-properties fo:font-weight="bold" officeooo:rsid="003a6333" officeooo:paragraph-rsid="003a6333" style:font-weight-asian="bold" style:font-weight-complex="bold"/>
    </style:style>
    <style:style style:name="P16" style:family="paragraph" style:parent-style-name="Standard">
      <style:text-properties fo:font-weight="bold" officeooo:rsid="003d20be" officeooo:paragraph-rsid="003d20be" style:font-weight-asian="bold" style:font-weight-complex="bold"/>
    </style:style>
    <style:style style:name="P17" style:family="paragraph" style:parent-style-name="Standard">
      <style:text-properties fo:font-weight="bold" officeooo:rsid="0048f6fa" officeooo:paragraph-rsid="0048f6fa" style:font-weight-asian="bold" style:font-weight-complex="bold"/>
    </style:style>
    <style:style style:name="P18" style:family="paragraph" style:parent-style-name="Standard">
      <style:text-properties officeooo:rsid="0009bbde" officeooo:paragraph-rsid="001aa640"/>
    </style:style>
    <style:style style:name="P19" style:family="paragraph" style:parent-style-name="Standard">
      <style:text-properties officeooo:rsid="000b865b" officeooo:paragraph-rsid="001aa640"/>
    </style:style>
    <style:style style:name="P20" style:family="paragraph" style:parent-style-name="Standard">
      <style:text-properties fo:font-weight="normal" officeooo:rsid="000d38b6" officeooo:paragraph-rsid="000d38b6" style:font-weight-asian="normal" style:font-weight-complex="normal"/>
    </style:style>
    <style:style style:name="P21" style:family="paragraph" style:parent-style-name="Standard">
      <style:text-properties fo:font-weight="normal" officeooo:rsid="000d38b6" officeooo:paragraph-rsid="0021c83f" style:font-weight-asian="normal" style:font-weight-complex="normal"/>
    </style:style>
    <style:style style:name="P22" style:family="paragraph" style:parent-style-name="Standard">
      <style:text-properties fo:font-weight="normal" officeooo:rsid="0018697c" officeooo:paragraph-rsid="001aa640" style:font-weight-asian="normal" style:font-weight-complex="normal"/>
    </style:style>
    <style:style style:name="P23" style:family="paragraph" style:parent-style-name="Standard">
      <style:text-properties fo:font-weight="normal" officeooo:rsid="00191aba" officeooo:paragraph-rsid="001aa640" style:font-weight-asian="normal" style:font-weight-complex="normal"/>
    </style:style>
    <style:style style:name="P24" style:family="paragraph" style:parent-style-name="Standard">
      <style:text-properties fo:font-weight="normal" officeooo:rsid="0021c83f" officeooo:paragraph-rsid="0021c83f" style:font-weight-asian="normal" style:font-weight-complex="normal"/>
    </style:style>
    <style:style style:name="P25" style:family="paragraph" style:parent-style-name="Standard">
      <style:text-properties fo:font-weight="normal" officeooo:rsid="002524b3" officeooo:paragraph-rsid="002524b3" style:font-weight-asian="normal" style:font-weight-complex="normal"/>
    </style:style>
    <style:style style:name="P26" style:family="paragraph" style:parent-style-name="Standard">
      <style:text-properties fo:font-weight="normal" officeooo:rsid="002524b3" officeooo:paragraph-rsid="00266417" style:font-weight-asian="normal" style:font-weight-complex="normal"/>
    </style:style>
    <style:style style:name="P27" style:family="paragraph" style:parent-style-name="Standard">
      <style:text-properties fo:font-weight="normal" officeooo:rsid="00266417" officeooo:paragraph-rsid="00266417" style:font-weight-asian="normal" style:font-weight-complex="normal"/>
    </style:style>
    <style:style style:name="P28" style:family="paragraph" style:parent-style-name="Standard">
      <style:text-properties fo:font-weight="normal" officeooo:rsid="002959dc" officeooo:paragraph-rsid="002b2cd7" style:font-weight-asian="normal" style:font-weight-complex="normal"/>
    </style:style>
    <style:style style:name="P29" style:family="paragraph" style:parent-style-name="Standard">
      <style:text-properties fo:font-weight="normal" officeooo:rsid="002c5102" officeooo:paragraph-rsid="002c5102" style:font-weight-asian="normal" style:font-weight-complex="normal"/>
    </style:style>
    <style:style style:name="P30" style:family="paragraph" style:parent-style-name="Standard">
      <style:text-properties fo:font-weight="normal" officeooo:rsid="002e83bd" officeooo:paragraph-rsid="0030618a" style:font-weight-asian="normal" style:font-weight-complex="normal"/>
    </style:style>
    <style:style style:name="P31" style:family="paragraph" style:parent-style-name="Standard">
      <style:text-properties fo:font-weight="normal" officeooo:rsid="002e83bd" officeooo:paragraph-rsid="00353917" style:font-weight-asian="normal" style:font-weight-complex="normal"/>
    </style:style>
    <style:style style:name="P32" style:family="paragraph" style:parent-style-name="Standard">
      <style:text-properties fo:font-weight="normal" officeooo:rsid="002e83bd" officeooo:paragraph-rsid="00384de9" style:font-weight-asian="normal" style:font-weight-complex="normal"/>
    </style:style>
    <style:style style:name="P33" style:family="paragraph" style:parent-style-name="Standard">
      <style:text-properties fo:font-weight="normal" officeooo:rsid="0030618a" officeooo:paragraph-rsid="0030618a" style:font-weight-asian="normal" style:font-weight-complex="normal"/>
    </style:style>
    <style:style style:name="P34" style:family="paragraph" style:parent-style-name="Standard">
      <style:text-properties fo:font-weight="normal" officeooo:rsid="003a6333" officeooo:paragraph-rsid="003a6333" style:font-weight-asian="normal" style:font-weight-complex="normal"/>
    </style:style>
    <style:style style:name="P35" style:family="paragraph" style:parent-style-name="Standard">
      <style:text-properties fo:font-weight="normal" officeooo:rsid="003b6523" officeooo:paragraph-rsid="003b6523" style:font-weight-asian="normal" style:font-weight-complex="normal"/>
    </style:style>
    <style:style style:name="P36" style:family="paragraph" style:parent-style-name="Standard">
      <style:text-properties fo:font-weight="normal" officeooo:rsid="003d20be" officeooo:paragraph-rsid="003d20be" style:font-weight-asian="normal" style:font-weight-complex="normal"/>
    </style:style>
    <style:style style:name="P37" style:family="paragraph" style:parent-style-name="Standard">
      <style:text-properties fo:font-weight="normal" officeooo:rsid="003de52f" officeooo:paragraph-rsid="003de52f" style:font-weight-asian="normal" style:font-weight-complex="normal"/>
    </style:style>
    <style:style style:name="P38" style:family="paragraph" style:parent-style-name="Standard">
      <style:text-properties fo:font-weight="normal" officeooo:rsid="003f46bc" officeooo:paragraph-rsid="003f46bc" style:font-weight-asian="normal" style:font-weight-complex="normal"/>
    </style:style>
    <style:style style:name="P39" style:family="paragraph" style:parent-style-name="Standard">
      <style:text-properties fo:font-weight="normal" officeooo:rsid="003fbc2b" officeooo:paragraph-rsid="003fbc2b" style:font-weight-asian="normal" style:font-weight-complex="normal"/>
    </style:style>
    <style:style style:name="P40" style:family="paragraph" style:parent-style-name="Standard">
      <style:text-properties fo:font-weight="normal" officeooo:rsid="002c0d6a" officeooo:paragraph-rsid="002c0d6a" style:font-weight-asian="normal" style:font-weight-complex="normal"/>
    </style:style>
    <style:style style:name="P41" style:family="paragraph" style:parent-style-name="Standard">
      <style:text-properties fo:font-weight="normal" officeooo:rsid="002c0d6a" officeooo:paragraph-rsid="00443253" style:font-weight-asian="normal" style:font-weight-complex="normal"/>
    </style:style>
    <style:style style:name="P42" style:family="paragraph" style:parent-style-name="Standard">
      <style:text-properties fo:font-weight="normal" officeooo:rsid="00443253" officeooo:paragraph-rsid="00443253" style:font-weight-asian="normal" style:font-weight-complex="normal"/>
    </style:style>
    <style:style style:name="P43" style:family="paragraph" style:parent-style-name="Standard">
      <style:text-properties fo:font-weight="normal" officeooo:rsid="0046ee30" officeooo:paragraph-rsid="0046ee30" style:font-weight-asian="normal" style:font-weight-complex="normal"/>
    </style:style>
    <style:style style:name="P44" style:family="paragraph" style:parent-style-name="Standard">
      <style:text-properties fo:font-weight="normal" officeooo:rsid="0048f6fa" officeooo:paragraph-rsid="0048f6fa" style:font-weight-asian="normal" style:font-weight-complex="normal"/>
    </style:style>
    <style:style style:name="P45" style:family="paragraph" style:parent-style-name="Standard">
      <style:text-properties officeooo:rsid="001170de" officeooo:paragraph-rsid="001aa640"/>
    </style:style>
    <style:style style:name="P46" style:family="paragraph" style:parent-style-name="Standard">
      <style:text-properties officeooo:paragraph-rsid="001aa640"/>
    </style:style>
    <style:style style:name="P47" style:family="paragraph" style:parent-style-name="Standard">
      <style:text-properties officeooo:rsid="0011cb75" officeooo:paragraph-rsid="001aa640"/>
    </style:style>
    <style:style style:name="P48" style:family="paragraph" style:parent-style-name="Standard">
      <style:text-properties fo:font-style="italic" officeooo:rsid="0021c83f" officeooo:paragraph-rsid="0021c83f" style:font-style-asian="italic" style:font-style-complex="italic"/>
    </style:style>
    <style:style style:name="P49" style:family="paragraph" style:parent-style-name="Standard">
      <style:text-properties officeooo:paragraph-rsid="0030618a"/>
    </style:style>
    <style:style style:name="P50" style:family="paragraph" style:parent-style-name="Standard">
      <style:text-properties officeooo:paragraph-rsid="00320dc0"/>
    </style:style>
    <style:style style:name="P51" style:family="paragraph" style:parent-style-name="Table_20_Contents">
      <style:paragraph-properties fo:text-align="center" style:justify-single-word="false"/>
      <style:text-properties officeooo:rsid="0048f6fa" officeooo:paragraph-rsid="0048f6fa"/>
    </style:style>
    <style:style style:name="P52" style:family="paragraph" style:parent-style-name="Table_20_Contents">
      <style:paragraph-properties fo:text-align="center" style:justify-single-word="false"/>
      <style:text-properties officeooo:rsid="0048f6fa" officeooo:paragraph-rsid="004a3cdf"/>
    </style:style>
    <style:style style:name="T1" style:family="text">
      <style:text-properties officeooo:rsid="000359bc"/>
    </style:style>
    <style:style style:name="T2" style:family="text">
      <style:text-properties officeooo:rsid="000806bd"/>
    </style:style>
    <style:style style:name="T3" style:family="text">
      <style:text-properties officeooo:rsid="000b865b"/>
    </style:style>
    <style:style style:name="T4" style:family="text">
      <style:text-properties officeooo:rsid="0009bbde"/>
    </style:style>
    <style:style style:name="T5" style:family="text">
      <style:text-properties officeooo:rsid="000f6be1"/>
    </style:style>
    <style:style style:name="T6" style:family="text">
      <style:text-properties fo:font-weight="normal" style:font-weight-asian="normal" style:font-weight-complex="normal"/>
    </style:style>
    <style:style style:name="T7" style:family="text">
      <style:text-properties fo:font-weight="normal" officeooo:rsid="000f6be1" style:font-weight-asian="normal" style:font-weight-complex="normal"/>
    </style:style>
    <style:style style:name="T8" style:family="text">
      <style:text-properties fo:font-weight="normal" officeooo:rsid="000fc520" style:font-weight-asian="normal" style:font-weight-complex="normal"/>
    </style:style>
    <style:style style:name="T9" style:family="text">
      <style:text-properties fo:font-weight="normal" officeooo:rsid="0014a518" style:font-weight-asian="normal" style:font-weight-complex="normal"/>
    </style:style>
    <style:style style:name="T10" style:family="text">
      <style:text-properties fo:font-weight="normal" officeooo:rsid="00164a7c" style:font-weight-asian="normal" style:font-weight-complex="normal"/>
    </style:style>
    <style:style style:name="T11" style:family="text">
      <style:text-properties fo:font-weight="normal" officeooo:rsid="0017cf19" style:font-weight-asian="normal" style:font-weight-complex="normal"/>
    </style:style>
    <style:style style:name="T12" style:family="text">
      <style:text-properties fo:font-weight="normal" officeooo:rsid="00191aba" style:font-weight-asian="normal" style:font-weight-complex="normal"/>
    </style:style>
    <style:style style:name="T13" style:family="text">
      <style:text-properties fo:font-weight="normal" officeooo:rsid="002e83bd" style:font-weight-asian="normal" style:font-weight-complex="normal"/>
    </style:style>
    <style:style style:name="T14" style:family="text">
      <style:text-properties fo:font-weight="normal" officeooo:rsid="0030618a"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30618a" style:font-weight-asian="bold" style:font-weight-complex="bold"/>
    </style:style>
    <style:style style:name="T17" style:family="text">
      <style:text-properties officeooo:rsid="00203b54"/>
    </style:style>
    <style:style style:name="T18" style:family="text">
      <style:text-properties officeooo:rsid="0021c83f"/>
    </style:style>
    <style:style style:name="T19" style:family="text">
      <style:text-properties officeooo:rsid="00266417"/>
    </style:style>
    <style:style style:name="T20" style:family="text">
      <style:text-properties officeooo:rsid="002dfeee"/>
    </style:style>
    <style:style style:name="T21" style:family="text">
      <style:text-properties officeooo:rsid="0030618a"/>
    </style:style>
    <style:style style:name="T22" style:family="text">
      <style:text-properties fo:font-style="italic" style:font-style-asian="italic" style:font-style-complex="italic"/>
    </style:style>
    <style:style style:name="T23" style:family="text">
      <style:text-properties fo:font-style="italic" officeooo:rsid="0030618a" style:font-style-asian="italic" style:font-style-complex="italic"/>
    </style:style>
    <style:style style:name="T24" style:family="text">
      <style:text-properties fo:font-style="italic" officeooo:rsid="00322361" style:font-style-asian="italic" style:font-style-complex="italic"/>
    </style:style>
    <style:style style:name="T25" style:family="text">
      <style:text-properties officeooo:rsid="003138d0"/>
    </style:style>
    <style:style style:name="T26" style:family="text">
      <style:text-properties fo:font-style="normal" officeooo:rsid="003138d0" style:font-style-asian="normal" style:font-style-complex="normal"/>
    </style:style>
    <style:style style:name="T27" style:family="text">
      <style:text-properties fo:font-style="normal" officeooo:rsid="00320dc0" style:font-style-asian="normal" style:font-style-complex="normal"/>
    </style:style>
    <style:style style:name="T28" style:family="text">
      <style:text-properties officeooo:rsid="00322361"/>
    </style:style>
    <style:style style:name="T29" style:family="text">
      <style:text-properties officeooo:rsid="0037ea92"/>
    </style:style>
    <style:style style:name="T30" style:family="text">
      <style:text-properties officeooo:rsid="00386ad1"/>
    </style:style>
    <style:style style:name="T31" style:family="text">
      <style:text-properties officeooo:rsid="0039d4dc"/>
    </style:style>
    <style:style style:name="T32" style:family="text">
      <style:text-properties officeooo:rsid="003a6333"/>
    </style:style>
    <style:style style:name="T33" style:family="text">
      <style:text-properties officeooo:rsid="003de52f"/>
    </style:style>
    <style:style style:name="T34" style:family="text">
      <style:text-properties officeooo:rsid="003ff6ff"/>
    </style:style>
    <style:style style:name="T35" style:family="text">
      <style:text-properties officeooo:rsid="00443253"/>
    </style:style>
    <style:style style:name="T36" style:family="text">
      <style:text-properties officeooo:rsid="0045b22a"/>
    </style:style>
    <style:style style:name="T37" style:family="text">
      <style:text-properties officeooo:rsid="0048f6fa"/>
    </style:style>
    <style:style style:name="T38" style:family="text">
      <style:text-properties officeooo:rsid="004a3cdf"/>
    </style:style>
  </office:automatic-styles>
  <office:body>
    <office:text text:use-soft-page-breaks="true">
      <office:forms form:automatic-focus="false" form:apply-design-mode="fals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tandard">Options about projects:</text:p>
      <text:p text:style-name="Standard"/>
      <text:p text:style-name="Standard">X1. Look at the internet</text:p>
      <text:p text:style-name="Standard">2. Talk to professor</text:p>
      <text:p text:style-name="Standard">3. Talk to Sigma Apu</text:p>
      <text:p text:style-name="Standard">X4. Transfer personal project into this</text:p>
      <text:p text:style-name="Standard"/>
      <text:p text:style-name="Standard">datasets link</text:p>
      <text:p text:style-name="Standard">1. https://www.data.gov/</text:p>
      <text:p text:style-name="Standard">2. https://www.dataquest.io/blog/free-datasets-for-projects/</text:p>
      <text:p text:style-name="Standard">3. https://www.quora.com/What-are-some-dirty-untidy-datasets-to-clean-for-data-analysis-I-have-just-finished-datacamps-course-on-cleaning-data-using-R-I-want-to-practice</text:p>
      <text:p text:style-name="Standard">4. https://www.analyticsvidhya.com/blog/2018/05/24-ultimate-data-science-projects-to-boost-your-knowledge-and-skills/</text:p>
      <text:p text:style-name="Standard">5. https://nevonprojects.com/latest-data-mining-projects-topics-ideas/</text:p>
      <text:p text:style-name="Standard"/>
      <text:p text:style-name="Standard">Ideas</text:p>
      <text:p text:style-name="Standard">X1. Data mining in medical science</text:p>
      <text:p text:style-name="Standard">X2. There are some good ideas in dataset_link 4, 5</text:p>
      <text:p text:style-name="Standard">3. Breast cancer prediction: https://www.researchgate.net/publication/319688741_Breast_Cancer_Prediction_Using_Data_Mining_Method</text:p>
      <text:p text:style-name="Standard">4. Cancer prediction papers using data mining techniques: https://www.engpaper.com/cancer-prediction-using-data-mining-techniques.htm</text:p>
      <text:p text:style-name="Standard">5. Diabetes prediction: https://nevonprojects.com/diabetes-prediction-using-data-mining/</text:p>
      <text:p text:style-name="Standard">6. Cancer prediction : https://nevonprojects.com/cancer-prediction-using-data-mining/</text:p>
      <text:p text:style-name="Standard">7. Automated personality prediction: <text:a xlink:type="simple" xlink:href="https://nevonprojects.com/data-mining-for-automated-personality-classification-2/" text:style-name="Internet_20_link" text:visited-style-name="Visited_20_Internet_20_Link">https://nevonprojects.com/data-mining-for-automated-personality-classification-2/</text:a></text:p>
      <text:p text:style-name="Standard"/>
      <text:p text:style-name="P16">Dataset Selection:</text:p>
      <text:p text:style-name="P36">To look for a possible project idea we first go through several websites and blogs such as [1], [2] <text:span text:style-name="T33">and </text:span>[3]. <text:span text:style-name="T33">Finally we choose Diabetes 130-US hospitals [4] dataset from UCI data repository [1]. The primary goal of this dataset was to find impact of HbA1c measurement on hospital readmission rates [5], where as our primary goal is to classify a patient as readmitted or not readmitted class. There are several reasons for selecting this dataset. Such as:</text:span></text:p>
      <text:p text:style-name="P39">1. The dataset is collected from 130-US hospitals and the number of dataset is 100000, which makes this dataset as collected from uniform distribution.</text:p>
      <text:p text:style-name="P39">2. The dataset is collected from real world which makes this dataset hard to mine.</text:p>
      <text:p text:style-name="P39">3. The dataset has many missing values which need to be cleaned which is challenging as well as good for learning.</text:p>
      <text:p text:style-name="P39">4. <text:span text:style-name="T34">The dataset is basically categorical, which makes this much more harder as a classification error.</text:span></text:p>
      <text:p text:style-name="P39"/>
      <text:p text:style-name="P36"/>
      <text:p text:style-name="P36">1. <text:a xlink:type="simple" xlink:href="https://archive.ics.uci.edu/ml/index.php" text:style-name="Internet_20_link" text:visited-style-name="Visited_20_Internet_20_Link">https://archive.ics.uci.edu/ml/index.php</text:a></text:p>
      <text:p text:style-name="P36">2. <text:a xlink:type="simple" xlink:href="https://www.analyticsvidhya.com/blog/2018/05/24-ultimate-data-science-projects-to-boost-your-knowledge-and-skills/" text:style-name="Internet_20_link" text:visited-style-name="Visited_20_Internet_20_Link">https://www.analyticsvidhya.com/blog/2018/05/24-ultimate-data-science-projects-to-boost-your-knowledge-and-skills/</text:a></text:p>
      <text:p text:style-name="P36">3. <text:a xlink:type="simple" xlink:href="https://www.dataoptimal.com/data-science-projects-2018/" text:style-name="Internet_20_link" text:visited-style-name="Visited_20_Internet_20_Link">https://www.dataoptimal.com/data-science-projects-2018/</text:a></text:p>
      <text:p text:style-name="P37">4. <text:a xlink:type="simple" xlink:href="https://archive.ics.uci.edu/ml/datasets/diabetes+130-us+hospitals+for+years+1999-2008" text:style-name="Internet_20_link" text:visited-style-name="Visited_20_Internet_20_Link">https://archive.ics.uci.edu/ml/datasets/diabetes+130-us+hospitals+for+years+1999-2008</text:a></text:p>
      <text:p text:style-name="P38">5. <text:a xlink:type="simple" xlink:href="https://www.hindawi.com/journals/bmri/2014/781670/" text:style-name="Internet_20_link" text:visited-style-name="Visited_20_Internet_20_Link">https://www.hindawi.com/journals/bmri/2014/781670/</text:a> </text:p>
      <text:p text:style-name="P36"><text:soft-page-break/></text:p>
      <text:p text:style-name="P3">Unimportant attributes at the first look and reasons: <text:span text:style-name="T17">(need to discuss)</text:span></text:p>
      <text:p text:style-name="Standard">1. Encounter ID: <text:span text:style-name="T1">discrete attribute, adds no information in classification or clustering</text:span></text:p>
      <text:p text:style-name="P1">2. Patient number: <text:span text:style-name="T1">discrete attribute, adds no information in classification or clustering</text:span></text:p>
      <text:p text:style-name="P2">3. Number of procedures: procedures (other than lab tests). <text:span text:style-name="T2">Adds no information regarding to diabetes.</text:span></text:p>
      <text:p text:style-name="P2"/>
      <text:p text:style-name="P11">Class attributes:</text:p>
      <text:p text:style-name="P20">1. Diabetes medications</text:p>
      <text:p text:style-name="P20">2. Readmitted</text:p>
      <text:p text:style-name="P24">3. <text:span text:style-name="T3">Change of medications</text:span></text:p>
      <text:p text:style-name="P20"/>
      <text:p text:style-name="P4">Removed columns because of missing values: 3 columns</text:p>
      <text:p text:style-name="P2">Removing column: <text:s/>weight , Missing value: <text:s/>96.85847925633315 %</text:p>
      <text:p text:style-name="P2">Removing column: <text:s/>payer_code , Missing value: <text:s/>39.5574160328597 %</text:p>
      <text:p text:style-name="P2">Removing column: <text:s/>medical_specialty , Missing value: <text:s/>49.08220820313268 %</text:p>
      <text:p text:style-name="P4">Filled the missing values either by the mode or mean value: 4 columns</text:p>
      <text:p text:style-name="P2">Column: <text:s/>race , Missing value: <text:s/>2.2335554114340743%</text:p>
      <text:p text:style-name="P2">Column: <text:s/>diag_1 , Missing value: <text:s/>0.02063557573256294%</text:p>
      <text:p text:style-name="P2">Column: <text:s/>diag_2 , Missing value: <text:s/>0.3517874339170253%</text:p>
      <text:p text:style-name="P2">Column: <text:s/>diag_3 , Missing value: <text:s/>1.398305917497003%</text:p>
      <text:p text:style-name="P2"/>
      <text:p text:style-name="P10">Data representation:</text:p>
      <text:p text:style-name="P10">Histogram <text:span text:style-name="T5">plot</text:span><text:span text:style-name="T7">: </text:span><text:span text:style-name="T8">Shows data distribution by attribute values of an attribute.</text:span></text:p>
      <text:p text:style-name="P46">1. Race: attribute vs counts</text:p>
      <text:p text:style-name="P46">2. Gender: attribute vs counts</text:p>
      <text:p text:style-name="P46">3. Admission type: attribute vs counts</text:p>
      <text:p text:style-name="P46">4. Discharge disposition: attribute vs counts</text:p>
      <text:p text:style-name="P46">5. Admission source: attribute vs counts</text:p>
      <text:p text:style-name="P46">6. Time in hospital: attribute vs counts <text:span text:style-name="T18">=&gt; numerical</text:span></text:p>
      <text:p text:style-name="P46">7. Number of lab procedures: attribute vs counts <text:span text:style-name="T18">=&gt; numerical</text:span></text:p>
      <text:p text:style-name="P18">8. Glucose serum test result: attribute vs counts</text:p>
      <text:p text:style-name="P47"><text:span text:style-name="T18">9</text:span>. A1c test result: <text:span text:style-name="T4">attribute vs counts</text:span></text:p>
      <text:p text:style-name="P48">Also class variables</text:p>
      <text:p text:style-name="P21">1. Diabetes medications</text:p>
      <text:p text:style-name="P21">2. Readmitted</text:p>
      <text:p text:style-name="P24">3. <text:s/><text:span text:style-name="T3">Change of medications</text:span></text:p>
      <text:p text:style-name="P21"/>
      <text:p text:style-name="P18"/>
      <text:p text:style-name="P5">Line <text:span text:style-name="T5">plot</text:span></text:p>
      <text:p text:style-name="P18"><text:span text:style-name="T3">1. </text:span>Number of medications:</text:p>
      <text:p text:style-name="P19">2. Number of diagnoses:</text:p>
      <text:p text:style-name="P19"/>
      <text:p text:style-name="P6">Scatter plot</text:p>
      <text:p text:style-name="P6"><text:span text:style-name="T11">1. </text:span><text:span text:style-name="T6">Diagnosis </text:span><text:span text:style-name="T9">1 vs diagnoses 2 and so on with class attributes. </text:span><text:span text:style-name="T10">Diagnosis 1, 2, 3</text:span></text:p>
      <text:p text:style-name="P7"><text:span text:style-name="T10">2. 24 features for medications: </text:span><text:span text:style-name="T6">24x24 scatter plot or matrix plot vs class attributes</text:span></text:p>
      <text:p text:style-name="P18"/>
      <text:p text:style-name="P9">Parallel coordinate plot</text:p>
      <text:p text:style-name="P7"><text:span text:style-name="T10">24 features for medications: </text:span><text:span text:style-name="T12">in x 4 attribute-values, in y attributes. Color the lines by class attribute.</text:span></text:p>
      <text:p text:style-name="P23"/>
      <text:p text:style-name="P45"><text:soft-page-break/>2-dimensional histogram uses two attributes, but we have 3-attributes</text:p>
      <text:p text:style-name="P45"><text:span text:style-name="T15">Box plot</text:span><text:span text:style-name="T6">: to compare multiple seemingly same attributes</text:span></text:p>
      <text:p text:style-name="P18">Number of outpatient visits, Number of emergency visits, Number of inpatient visits</text:p>
      <text:p text:style-name="P46"/>
      <text:p text:style-name="P8">Correlation matrix</text:p>
      <text:p text:style-name="P22"/>
      <text:p text:style-name="P12">PCA</text:p>
      <text:p text:style-name="P25"><text:span text:style-name="T19">1. </text:span><text:a xlink:type="simple" xlink:href="https://stackoverflow.com/questions/40795141/pca-for-categorical-features" text:style-name="Internet_20_link" text:visited-style-name="Visited_20_Internet_20_Link">https://stackoverflow.com/questions/40795141/pca-for-categorical-features</text:a></text:p>
      <text:p text:style-name="P25"><text:span text:style-name="T19">2. </text:span><text:a xlink:type="simple" xlink:href="https://www.researchgate.net/post/Should_I_use_PCA_with_categorical_data" text:style-name="Internet_20_link" text:visited-style-name="Visited_20_Internet_20_Link">https://www.researchgate.net/post/Should_I_use_PCA_with_categorical_data</text:a></text:p>
      <text:p text:style-name="P25"/>
      <text:p text:style-name="P26">PCA is designed for continuous variables, as it tries to minimize variance (=squared deviations)<text:span text:style-name="T19">[1]</text:span>. PCA can be used on binary data, but the concept of squared deviations breaks down when you have binary variables. <text:span text:style-name="T19">Two things we can do</text:span></text:p>
      <text:p text:style-name="P27">1. MCA (multiple correspondence analysis) [2]</text:p>
      <text:p text:style-name="P27">2. CATPCA (categorical PCA) [2]</text:p>
      <text:p text:style-name="P27">3. Convert the categorical attributes into binary attributes, and do the PCA. PCA works well on binary data. [2]</text:p>
      <text:p text:style-name="P27"/>
      <text:p text:style-name="P13">one-hot-encoding<text:span text:style-name="T6"> from here </text:span></text:p>
      <text:p text:style-name="P28"><text:a xlink:type="simple" xlink:href="https://pbpython.com/categorical-encoding.html" text:style-name="Internet_20_link" text:visited-style-name="Visited_20_Internet_20_Link">https://pbpython.com/categorical-encoding.html</text:a></text:p>
      <text:p text:style-name="P14"/>
      <text:p text:style-name="P14">SVM</text:p>
      <text:p text:style-name="P40"/>
      <text:p text:style-name="P29">Given labeled training data (supervised learning), SVM outputs an optimal hyperplane that categorizes new examples. <text:span text:style-name="T20">Transformation of separating hyperplanes in lower dimension is called kernels. </text:span></text:p>
      <text:p text:style-name="P30"><text:span text:style-name="T21">Four</text:span> hyper parameters: </text:p>
      <text:p text:style-name="P30"><text:span text:style-name="T21">1. </text:span><text:span text:style-name="T16">R</text:span><text:span text:style-name="T15">egularization</text:span></text:p>
      <text:p text:style-name="P31"><text:tab/><text:span text:style-name="T28">It tells how much we want to avoid misclassificaion for each training example. For low value, the error might be high and conversely for large value the model might overfit. So needs </text:span><text:span text:style-name="T24">tradeoff.</text:span></text:p>
      <text:p text:style-name="P31"><text:span text:style-name="T21">2. </text:span><text:span text:style-name="T16">G</text:span><text:span text:style-name="T15">amma</text:span></text:p>
      <text:p text:style-name="P32"><text:span text:style-name="T15"><text:tab/></text:span><text:span text:style-name="T29">It defines how far the influence of a single training examples have. High gamma means only nearby points are considered, conversely low gamma value means far away points will also be considered. So needs </text:span><text:span text:style-name="T24">tradeoff.</text:span></text:p>
      <text:p text:style-name="P30"><text:span text:style-name="T21">3. </text:span><text:span text:style-name="T16">Kernel</text:span></text:p>
      <text:p text:style-name="P49"><text:span text:style-name="T13"><text:tab/></text:span><text:span text:style-name="T14">Linear Kernel: </text:span><text:span text:style-name="T22">f(x) = </text:span><text:span text:style-name="T23">b0</text:span><text:span text:style-name="T22">+ sum(ai * (x,xi))</text:span> </text:p>
      <text:p text:style-name="P49"><text:span text:style-name="T21"><text:tab/><text:tab/>where </text:span><text:span text:style-name="T23">b0</text:span><text:span text:style-name="T21"> and </text:span><text:span text:style-name="T23">ai</text:span><text:span text:style-name="T21"> are coefficients estimated from the training data by learning algorithm</text:span></text:p>
      <text:p text:style-name="P49"><text:span text:style-name="T21"><text:tab/><text:tab/> </text:span><text:span text:style-name="T23">x</text:span><text:span text:style-name="T21"> is the new input to categorize</text:span></text:p>
      <text:p text:style-name="P49"><text:span text:style-name="T21"><text:tab/><text:tab/> </text:span><text:span text:style-name="T23">xi</text:span><text:span text:style-name="T21"> is the i-th support vector</text:span></text:p>
      <text:p text:style-name="P49"><text:span text:style-name="T23"><text:tab/><text:tab/>(x,xi)</text:span><text:span text:style-name="T21"> indicates dot product of them</text:span></text:p>
      <text:p text:style-name="P49"><text:tab/><text:tab/><text:span text:style-name="T36">Linear kernel does not work for our case because our dataset is high dimensional (1666-D) which makes it very hard to classify linearly. The images [4] makes this sense why linear SVC should not work for out case. Nevertheless, we run LinearSVC for almost 8 hours but did not come up any result.</text:span></text:p>
      <text:p text:style-name="P49"><text:tab/><text:span text:style-name="T25">Polynomial Kernel: </text:span><text:span text:style-name="Emphasis">K(x,xi) = 1 + sum(x * xi)^d</text:span></text:p>
      <text:p text:style-name="P49"><text:span text:style-name="Emphasis"><text:span text:style-name="T22"><text:tab/></text:span></text:span><text:span text:style-name="Emphasis"><text:span text:style-name="T26">Exponential Kernel: </text:span></text:span><text:span text:style-name="Emphasis"><text:span text:style-name="T25">K(x,xi) = exp(-gamma * sum((x — xi²))</text:span></text:span></text:p>
      <text:p text:style-name="P50"><text:span text:style-name="Emphasis"><text:span text:style-name="T27">Polynomial and exponential kernels calculates separation line in higher dimension.</text:span></text:span></text:p>
      <text:p text:style-name="P30"><text:span text:style-name="T21">4. </text:span><text:span text:style-name="T16">Margin</text:span></text:p>
      <text:p text:style-name="P30"><text:span text:style-name="T16"><text:tab/></text:span><text:span text:style-name="T30">Separation of line to the closest class points.<text:tab/> Good margin means equidistant for both class points from separation line. </text:span></text:p>
      <text:p text:style-name="P30"><text:soft-page-break/></text:p>
      <text:p text:style-name="P30">Tuning <text:span text:style-name="T31">regularization and gamma parameters</text:span> we can achieve non-linear classification hyperplanes and as a consequence increase the accuracy. <text:span text:style-name="T32">[1]</text:span></text:p>
      <text:p text:style-name="P30"/>
      <text:p text:style-name="P15"/>
      <text:p text:style-name="P15">Should we do SVM for categorical data?</text:p>
      <text:p text:style-name="P34">No. Do one-hot-encoding, then pca to reduce dimension.[2]</text:p>
      <text:p text:style-name="P35">We also need to convert the class attribute into numerical values. For class columns values, it starts from 0, 1, 2, ...</text:p>
      <text:p text:style-name="P30"/>
      <text:p text:style-name="P41">Effective in high dimensional spaces <text:span text:style-name="T35">[3]</text:span></text:p>
      <text:p text:style-name="P33">[1] <text:a xlink:type="simple" xlink:href="https://medium.com/machine-learning-101/chapter-2-svm-support-vector-machine-theory-f0812effc72" text:style-name="Internet_20_link" text:visited-style-name="Visited_20_Internet_20_Link">https://medium.com/machine-learning-101/chapter-2-svm-support-vector-machine-theory-f0812effc72</text:a></text:p>
      <text:p text:style-name="P34">[2] <text:a xlink:type="simple" xlink:href="https://www.quora.com/How-can-l-apply-an-SVM-for-categorical-data" text:style-name="Internet_20_link" text:visited-style-name="Visited_20_Internet_20_Link">https://www.quora.com/How-can-l-apply-an-SVM-for-categorical-data</text:a></text:p>
      <text:p text:style-name="P42">[3] <text:a xlink:type="simple" xlink:href="https://scikit-learn.org/stable/modules/svm.html" text:style-name="Internet_20_link" text:visited-style-name="Visited_20_Internet_20_Link">https://scikit-learn.org/stable/modules/svm.html</text:a></text:p>
      <text:p text:style-name="P43">[4] <text:a xlink:type="simple" xlink:href="https://scikit-learn.org/stable/modules/svm.html#classification" text:style-name="Internet_20_link" text:visited-style-name="Visited_20_Internet_20_Link">https://scikit-learn.org/stable/modules/svm.html#classification</text:a></text:p>
      <text:p text:style-name="P43"/>
      <text:p text:style-name="P34"/>
      <text:p text:style-name="P17">Precision-recall:</text:p>
      <text:p text:style-name="P44">Precision-Recall is a useful measure of success of prediction when the classes are very imbalanced.[1]</text:p>
      <text:p text:style-name="P44">Precision, P = TP/(TP+FP)</text:p>
      <text:p text:style-name="P44">Recall, R = TP/(TP+FN)</text:p>
      <text:p text:style-name="P44">F1 score is the harmonic mean of the precision and recall</text:p>
      <text:p text:style-name="P44">F1 = 2*(P*R)/(P+R)</text:p>
      <table:table table:name="Table1" table:style-name="Table1">
        <table:table-column table:style-name="Table1.A"/>
        <table:table-column table:style-name="Table1.B"/>
        <table:table-column table:style-name="Table1.C"/>
        <table:table-row>
          <table:table-cell table:style-name="Table1.A1" office:value-type="string">
            <text:p text:style-name="P52">Predicted<text:span text:style-name="T38">\</text:span>Actual</text:p>
          </table:table-cell>
          <table:table-cell table:style-name="Table1.B1" office:value-type="string">
            <text:p text:style-name="P51">Positive</text:p>
          </table:table-cell>
          <table:table-cell table:style-name="Table1.C1" office:value-type="string">
            <text:p text:style-name="P51">Negative</text:p>
          </table:table-cell>
        </table:table-row>
        <table:table-row>
          <table:table-cell table:style-name="Table1.A2" office:value-type="string">
            <text:p text:style-name="P51">Positive</text:p>
          </table:table-cell>
          <table:table-cell table:style-name="Table1.B2" office:value-type="string">
            <text:p text:style-name="P51">TP</text:p>
          </table:table-cell>
          <table:table-cell table:style-name="Table1.C2" office:value-type="string">
            <text:p text:style-name="P51">F<text:span text:style-name="T38">P</text:span></text:p>
          </table:table-cell>
        </table:table-row>
        <table:table-row>
          <table:table-cell table:style-name="Table1.A3" office:value-type="string">
            <text:p text:style-name="P51">Negative</text:p>
          </table:table-cell>
          <table:table-cell table:style-name="Table1.B3" office:value-type="string">
            <text:p text:style-name="P51">F<text:span text:style-name="T38">N</text:span></text:p>
          </table:table-cell>
          <table:table-cell table:style-name="Table1.C3" office:value-type="string">
            <text:p text:style-name="P51">TN</text:p>
          </table:table-cell>
        </table:table-row>
      </table:table>
      <text:p text:style-name="Table">Table <text:sequence text:ref-name="refTable0" text:name="Table" text:formula="ooow:Table+1" style:num-format="1">1</text:sequence>: <text:span text:style-name="T37">Confusion matrix definition</text:span></text:p>
      <text:p text:style-name="P44"/>
      <text:p text:style-name="P44">1. https://scikit-learn.org/stable/auto_examples/model_selection/plot_precision_recall.html#sphx-glr-auto-examples-model-selection-plot-precision-recall-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22:59:18.045612212</meta:creation-date>
    <dc:date>2019-10-26T22:30:50.242448388</dc:date>
    <meta:editing-duration>PT18H6M25S</meta:editing-duration>
    <meta:editing-cycles>58</meta:editing-cycles>
    <meta:generator>LibreOffice/6.0.7.3$Linux_X86_64 LibreOffice_project/00m0$Build-3</meta:generator>
    <meta:document-statistic meta:table-count="1" meta:image-count="0" meta:object-count="0" meta:page-count="4" meta:paragraph-count="128" meta:word-count="1005" meta:character-count="7950" meta:non-whitespace-character-count="7034"/>
  </office:meta>
</office:document-meta>
</file>